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app questionnaire:</text:p>
      <text:p text:style-name="P1">Please answer the following two questions:</text:p>
      <text:p text:style-name="P1"/>
      <text:p text:style-name="P1">1.Which games (real or virtual) would you want a leaderboard between your friends for?</text:p>
      <text:p text:style-name="P1">2.What do you think about when you hear “social ranking app”?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4-08-26T18:49:14</meta:creation-date>
    <meta:printed-by>kyle </meta:printed-by>
    <meta:print-date>2014-08-26T19:06:57</meta:print-date>
    <dc:date>2014-08-26T19:11:34</dc:date>
    <dc:creator>kyle </dc:creator>
    <meta:editing-duration>PT7M9S</meta:editing-duration>
    <meta:editing-cycles>1</meta:editing-cycles>
    <meta:document-statistic meta:table-count="1" meta:image-count="0" meta:object-count="0" meta:page-count="1" meta:paragraph-count="4" meta:word-count="34" meta:character-count="215" meta:non-whitespace-character-count="185"/>
    <meta:generator>LibreOffice/3.5$Linux_x86 LibreOffice_project/350m1$Build-2</meta:generator>
  </office:meta>
</office:document-meta>
</file>